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2EE30000697B00004F1DE4F16369.wmf"/>
  <manifest:file-entry manifest:media-type="" manifest:full-path="Pictures/200000CC0000697B00004F1D9030D67C.wmf"/>
  <manifest:file-entry manifest:media-type="" manifest:full-path="Pictures/20003E830000697B00004F1D91AE2BCC.wm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076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285cm" svg:x="0.617cm" svg:y="1.042cm">
          <draw:image xlink:href="Pictures/200000CC0000697B00004F1D9030D67C.wmf" xlink:type="simple" xlink:show="embed" xlink:actuate="onLoad">
            <text:p/>
          </draw:image>
        </draw:frame>
        <draw:line draw:style-name="gr2" draw:text-style-name="P1" draw:layer="layout" svg:x1="0.593cm" svg:y1="2.583cm" svg:x2="5.376cm" svg:y2="2.583cm">
          <text:p/>
        </draw:line>
        <draw:line draw:style-name="gr2" draw:text-style-name="P1" draw:layer="layout" svg:x1="6.148cm" svg:y1="2.582cm" svg:x2="7.717cm" svg:y2="2.582cm">
          <text:p/>
        </draw:line>
        <draw:line draw:style-name="gr2" draw:text-style-name="P1" draw:layer="layout" svg:x1="6.596cm" svg:y1="0.639cm" svg:x2="6.596cm" svg:y2="4.254cm">
          <text:p/>
        </draw:line>
        <draw:line draw:style-name="gr3" draw:text-style-name="P1" draw:layer="layout" svg:x1="3.363cm" svg:y1="2.554cm" svg:x2="3.363cm" svg:y2="1.551cm">
          <text:p/>
        </draw:line>
        <draw:line draw:style-name="gr3" draw:text-style-name="P1" draw:id="id8" draw:layer="layout" svg:x1="3.369cm" svg:y1="1.571cm" svg:x2="6.761cm" svg:y2="1.571cm">
          <text:p/>
        </draw:line>
        <draw:line draw:style-name="gr3" draw:text-style-name="P1" draw:layer="layout" svg:x1="4.138cm" svg:y1="2.584cm" svg:x2="4.138cm" svg:y2="1.246cm">
          <text:p/>
        </draw:line>
        <draw:line draw:style-name="gr3" draw:text-style-name="P1" draw:id="id10" draw:layer="layout" svg:x1="4.155cm" svg:y1="1.26cm" svg:x2="6.859cm" svg:y2="1.26cm">
          <text:p/>
        </draw:line>
        <draw:frame draw:style-name="gr1" draw:text-style-name="P1" draw:layer="layout" svg:width="1.46cm" svg:height="3.301cm" svg:x="5.858cm" svg:y="1.062cm">
          <draw:image xlink:href="Pictures/20002EE30000697B00004F1DE4F16369.wmf" xlink:type="simple" xlink:show="embed" xlink:actuate="onLoad">
            <text:p/>
          </draw:image>
          <draw:glue-point draw:id="4" svg:x="1.054cm" svg:y="-0.396cm"/>
          <draw:glue-point draw:id="5" svg:x="1.801cm" svg:y="-0.396cm"/>
        </draw:frame>
        <draw:frame draw:style-name="gr1" draw:text-style-name="P1" draw:layer="layout" svg:width="4.594cm" svg:height="1.496cm" svg:x="0.449cm" svg:y="1.842cm">
          <draw:image xlink:href="Pictures/20003E830000697B00004F1D91AE2BCC.wmf" xlink:type="simple" xlink:show="embed" xlink:actuate="onLoad">
            <text:p/>
          </draw:image>
          <draw:glue-point draw:id="4" svg:x="2.246cm" svg:y="-0.02cm"/>
          <draw:glue-point draw:id="5" svg:x="4.026cm" svg:y="-0.06cm"/>
        </draw:frame>
        <draw:line draw:style-name="gr3" draw:text-style-name="P1" draw:id="id4" draw:layer="layout" svg:x1="6.761cm" svg:y1="1.619cm" svg:x2="6.761cm" svg:y2="2.579cm">
          <text:p/>
        </draw:line>
        <draw:line draw:style-name="gr3" draw:text-style-name="P1" draw:id="id6" draw:layer="layout" svg:x1="6.87cm" svg:y1="1.27cm" svg:x2="6.87cm" svg:y2="2.616cm">
          <text:p/>
        </draw:line>
        <draw:frame draw:style-name="gr4" draw:layer="layout" svg:width="0.481cm" svg:height="0.529cm" svg:x="3.127cm" svg:y="2.5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3.365cm" svg:y1="2.427cm" svg:x2="3.892cm" svg:y2="2.427cm">
          <text:p/>
        </draw:line>
        <draw:line draw:style-name="gr5" draw:text-style-name="P1" draw:layer="layout" svg:x1="3.792cm" svg:y1="2.205cm" svg:x2="3.792cm" svg:y2="2.423cm">
          <text:p/>
        </draw:line>
        <draw:frame draw:style-name="gr4" draw:id="id1" draw:layer="layout" svg:width="0.473cm" svg:height="0.529cm" svg:x="3.546cm" svg:y="3.7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89cm" svg:height="0.529cm" svg:x="3.926cm" svg:y="2.5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4.151cm" svg:y1="2.325cm" svg:x2="4.678cm" svg:y2="2.325cm">
          <text:p/>
        </draw:line>
        <draw:line draw:style-name="gr5" draw:text-style-name="P1" draw:layer="layout" svg:x1="4.598cm" svg:y1="2.106cm" svg:x2="4.598cm" svg:y2="2.324cm">
          <text:p/>
        </draw:line>
        <draw:connector draw:style-name="gr5" draw:text-style-name="P1" draw:layer="layout" draw:type="curve" svg:x1="3.782cm" svg:y1="3.781cm" svg:x2="3.777cm" svg:y2="2.587cm" draw:start-shape="id1" draw:start-glue-point="0" svg:d="m3782 3781c0-1270-5-674-5-1194">
          <text:p/>
        </draw:connector>
        <draw:frame draw:style-name="gr4" draw:id="id2" draw:layer="layout" svg:width="0.481cm" svg:height="0.529cm" svg:x="4.351cm" svg:y="3.5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5" draw:text-style-name="P1" draw:layer="layout" draw:type="curve" svg:x1="4.591cm" svg:y1="3.578cm" svg:x2="4.595cm" svg:y2="2.581cm" draw:start-shape="id2" draw:start-glue-point="0" svg:d="m4591 3578c0-1123 4-625 4-997">
          <text:p/>
        </draw:connector>
        <draw:frame draw:style-name="gr4" draw:layer="layout" svg:width="0.324cm" svg:height="0.469cm" svg:x="7.712cm" svg:y="2.3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id="id3" draw:layer="layout" svg:width="0.473cm" svg:height="0.529cm" svg:x="6.928cm" svg:y="3.8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id="id5" draw:layer="layout" svg:width="0.481cm" svg:height="0.529cm" svg:x="7.504cm" svg:y="3.0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5" draw:text-style-name="P1" draw:layer="layout" draw:type="curve" svg:x1="7.164cm" svg:y1="3.826cm" svg:x2="6.761cm" svg:y2="2.579cm" draw:start-shape="id3" draw:start-glue-point="0" draw:end-shape="id4" draw:end-glue-point="2" svg:d="m7164 3826c0-934-403-311-403-1247">
          <text:p/>
        </draw:connector>
        <draw:connector draw:style-name="gr5" draw:text-style-name="P1" draw:layer="layout" draw:type="curve" svg:x1="7.504cm" svg:y1="3.3cm" svg:x2="6.87cm" svg:y2="2.616cm" draw:start-shape="id5" draw:start-glue-point="3" draw:end-shape="id6" draw:end-glue-point="2" svg:d="m7504 3300c-423 0-634-228-634-684">
          <text:p/>
        </draw:connector>
        <draw:frame draw:style-name="gr4" draw:layer="layout" svg:width="0.531cm" svg:height="0.469cm" svg:x="3.394cm" svg:y="0.64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545cm" svg:height="0.511cm" svg:x="1.809cm" svg:y="2.82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531cm" svg:height="0.469cm" svg:x="6.312cm" svg:y="0.1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324cm" svg:height="0.469cm" svg:x="5.327cm" svg:y="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id="id7" draw:layer="layout" svg:width="0.658cm" svg:height="0.529cm" svg:x="2.273cm" svg:y="0.7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id="id9" draw:layer="layout" svg:width="0.666cm" svg:height="0.529cm" svg:x="4.765cm" svg:y="0.24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5" draw:text-style-name="P1" draw:layer="layout" draw:type="curve" draw:line-skew="-0.625cm" svg:x1="2.602cm" svg:y1="1.255cm" svg:x2="3.369cm" svg:y2="1.571cm" draw:start-shape="id7" draw:start-glue-point="2" draw:end-shape="id8" draw:end-glue-point="3" svg:d="m2602 1255c0 288 767 130 767 316">
          <text:p/>
        </draw:connector>
        <draw:connector draw:style-name="gr5" draw:text-style-name="P1" draw:layer="layout" draw:type="curve" svg:x1="4.765cm" svg:y1="0.506cm" svg:x2="4.155cm" svg:y2="1.26cm" draw:start-shape="id9" draw:start-glue-point="3" draw:end-shape="id10" draw:end-glue-point="3" svg:d="m4765 506c-407 0-610 251-610 754">
          <text:p/>
        </draw:connector>
        <draw:line draw:style-name="gr5" draw:text-style-name="P1" draw:layer="layout" svg:x1="6.689cm" svg:y1="2.133cm" svg:x2="6.696cm" svg:y2="2.022cm">
          <text:p/>
        </draw:line>
        <draw:line draw:style-name="gr5" draw:text-style-name="P1" draw:layer="layout" svg:x1="6.527cm" svg:y1="2.042cm" svg:x2="6.52cm" svg:y2="2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9-04T16:03:21</dc:date>
    <dc:creator>khalid khan</dc:creator>
    <meta:editing-duration>PT05H49M30S</meta:editing-duration>
    <meta:editing-cycles>21</meta:editing-cycles>
    <meta:generator>OpenOffice.org/3.1$Linux OpenOffice.org_project/310m19$Build-9420</meta:generator>
    <meta:document-statistic meta:object-count="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 math:stretchy="false">ϕ</math:mo>
    <math:annotation math:encoding="StarMath 5.0">%varphi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o math:stretchy="false">ϕ</math:mo>
      <math:mn>1</math:mn>
    </math:msub>
    <math:annotation math:encoding="StarMath 5.0">%varphi_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o math:stretchy="false">ϕ</math:mo>
      <math:mn>2</math:mn>
    </math:msub>
    <math:annotation math:encoding="StarMath 5.0">%varphi_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t</math:mi>
      <math:mn>2</math:mn>
    </math:msub>
    <math:annotation math:encoding="StarMath 5.0">t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ϕ</math:mo>
    <math:annotation math:encoding="StarMath 5.0">%varph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i</math:mi>
      <math:mo math:stretchy="false">ϕ</math:mo>
    </math:msub>
    <math:annotation math:encoding="StarMath 5.0">i_%varphi</math:annotation>
  </math:semantics>
</math:math>
</file>